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491" officeooo:paragraph-rsid="00082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kdkaDADADHWDwgdugwbDKfiwefhiwehfwfkjqFNWIFHNWFIWUFWFIWEUFIWEHFHSKFH<text:tab/>IFHAWEIFEIWFLFhfidshfhdhvdklfhvdjfvldufvidhvhdvj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6:03:44.938475810</meta:creation-date>
    <dc:date>2022-05-11T16:04:04.066901806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119" meta:non-whitespace-character-count="118"/>
    <meta:generator>LibreOffice/6.4.7.2$Linux_X86_64 LibreOffice_project/40$Build-2</meta:generator>
  </office:meta>
</office:document-meta>
</file>